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pperplate Gothic Light" svg:font-family="'Copperplate Gothic Light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text-properties officeooo:rsid="0016df85" officeooo:paragraph-rsid="0016df85"/>
    </style:style>
    <style:style style:name="P2" style:family="paragraph" style:parent-style-name="Text_20_body">
      <style:text-properties officeooo:rsid="0018635a" officeooo:paragraph-rsid="0018635a"/>
    </style:style>
    <style:style style:name="P3" style:family="paragraph" style:parent-style-name="Text_20_body">
      <style:text-properties officeooo:paragraph-rsid="0019ed20"/>
    </style:style>
    <style:style style:name="P4" style:family="paragraph" style:parent-style-name="Text_20_body">
      <style:text-properties officeooo:paragraph-rsid="001a264b"/>
    </style:style>
    <style:style style:name="P5" style:family="paragraph" style:parent-style-name="Title">
      <style:text-properties officeooo:rsid="0016df85" officeooo:paragraph-rsid="0016df85"/>
    </style:style>
    <style:style style:name="P6" style:family="paragraph" style:parent-style-name="Text_20_body">
      <style:text-properties officeooo:paragraph-rsid="001c061c"/>
    </style:style>
    <style:style style:name="P7" style:family="paragraph" style:parent-style-name="Text_20_body">
      <style:text-properties officeooo:rsid="001cb0c8" officeooo:paragraph-rsid="001cb0c8"/>
    </style:style>
    <style:style style:name="P8" style:family="paragraph" style:parent-style-name="Text_20_body">
      <style:text-properties officeooo:rsid="0018635a" officeooo:paragraph-rsid="0018635a"/>
    </style:style>
    <style:style style:name="P9" style:family="paragraph" style:parent-style-name="Text_20_body">
      <style:text-properties officeooo:rsid="001e4f48" officeooo:paragraph-rsid="001e4f48"/>
    </style:style>
    <style:style style:name="P10" style:family="paragraph" style:parent-style-name="Text_20_body">
      <style:text-properties officeooo:paragraph-rsid="001e7610"/>
    </style:style>
    <style:style style:name="P11" style:family="paragraph" style:parent-style-name="Text_20_body">
      <style:text-properties officeooo:rsid="001e99a4" officeooo:paragraph-rsid="001e99a4"/>
    </style:style>
    <style:style style:name="P12" style:family="paragraph" style:parent-style-name="Text_20_body">
      <style:text-properties officeooo:rsid="001ffa62" officeooo:paragraph-rsid="001ffa62"/>
    </style:style>
    <style:style style:name="T1" style:family="text">
      <style:text-properties officeooo:rsid="0019ed20"/>
    </style:style>
    <style:style style:name="T2" style:family="text">
      <style:text-properties officeooo:rsid="001a264b"/>
    </style:style>
    <style:style style:name="T3" style:family="text">
      <style:text-properties officeooo:rsid="001c061c"/>
    </style:style>
    <style:style style:name="T4" style:family="text">
      <style:text-properties officeooo:rsid="001e761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ste over kilder, mtp dokumenter og andre ting som kan være nyttige for prosjektet.</text:p>
      <text:p text:style-name="P1"/>
      <text:p text:style-name="P1"/>
      <text:p text:style-name="P1"><text:a xlink:type="simple" xlink:href="http://www.computerworlduk.com/careers/coding-in-british-schools-review-of-first-term-3595505/" text:style-name="Internet_20_link" text:visited-style-name="Visited_20_Internet_20_Link">http://www.computerworlduk.com/careers/coding-in-british-schools-review-of-first-term-3595505/</text:a> («Coding in British schools: A review of first term»)</text:p>
      <text:p text:style-name="P1"/>
      <text:p text:style-name="P1"><text:a xlink:type="simple" xlink:href="http://research.microsoft.com/en-us/um/people/simonpj/papers/cas/computingatschoolcacm.pdf" text:style-name="Internet_20_link" text:visited-style-name="Visited_20_Internet_20_Link">http://research.microsoft.com/en-us/um/people/simonpj/papers/cas/computingatschoolcacm.pdf</text:a> («Computing at school in the UK»)</text:p>
      <text:p text:style-name="P1"/>
      <text:p text:style-name="P2"><text:a xlink:type="simple" xlink:href="http://www.telegraph.co.uk/technology/news/10410036/Teaching-our-children-to-code-a-quiet-revolution.html" text:style-name="Internet_20_link" text:visited-style-name="Visited_20_Internet_20_Link">http://www.telegraph.co.uk/technology/news/10410036/Teaching-our-children-to-code-a-quiet-revolution.html</text:a> («Teaching our children to code – a quiet revolution»)</text:p>
      <text:p text:style-name="P2"/>
      <text:p text:style-name="P3"><text:a xlink:type="simple" xlink:href="http://www.ibtimes.co.uk/coding-classroom-how-has-uk-curriculum-overhaul-fared-six-months-1489714" text:style-name="Internet_20_link" text:visited-style-name="Visited_20_Internet_20_Link"><text:span text:style-name="T1">http://www.ibtimes.co.uk/coding-classroom-how-has-uk-curriculum-overhaul-fared-six-months-1489714</text:span></text:a><text:span text:style-name="T1"> («</text:span>Coding in the classroom: How has the UK curriculum overhaul fared six months on?»<text:span text:style-name="T1">)</text:span></text:p>
      <text:p text:style-name="P3"/>
      <text:p text:style-name="P4"><text:a xlink:type="simple" xlink:href="http://www.euractiv.com/section/digital/infographic/infographic-coding-at-school-how-do-eu-countries-compare/" text:style-name="Internet_20_link" text:visited-style-name="Visited_20_Internet_20_Link"><text:span text:style-name="T2">http://www.euractiv.com/section/digital/infographic/infographic-coding-at-school-how-do-eu-countries-compare/</text:span></text:a><text:span text:style-name="T2"> («</text:span>INFOGRAPHIC: Coding at school — How do EU countries compare?»<text:span text:style-name="T2">)</text:span></text:p>
      <text:p text:style-name="P2"/>
      <text:p text:style-name="P6"><text:a xlink:type="simple" xlink:href="https://www.teachermagazine.com.au/article/computing-programming-and-coding-in-schools" text:style-name="Internet_20_link" text:visited-style-name="Visited_20_Internet_20_Link"><text:span text:style-name="T3">https://www.teachermagazine.com.au/article/computing-programming-and-coding-in-schools</text:span></text:a><text:span text:style-name="T3"> («</text:span>Computing, programming and coding in schools»<text:span text:style-name="T3">)</text:span></text:p>
      <text:p text:style-name="P6"/>
      <text:p text:style-name="P7"><text:a xlink:type="simple" xlink:href="http://europe.acm.org/iereport/ACMandIEreport.pdf" text:style-name="Internet_20_link" text:visited-style-name="Visited_20_Internet_20_Link">http://europe.acm.org/iereport/ACMandIEreport.pdf</text:a> («Informatics Education: Europe Cannot Afford to Miss the Boat»)</text:p>
      <text:p text:style-name="P2"/>
      <text:p text:style-name="P9"><text:a xlink:type="simple" xlink:href="http://www.ungevenstre.no/uttalelser/ja-til-kodekultur" text:style-name="Internet_20_link" text:visited-style-name="Visited_20_Internet_20_Link">http://www.ungevenstre.no/uttalelser/ja-til-kodekultur</text:a> («Ja til kodekultur! - Unge Venstre»)</text:p>
      <text:p text:style-name="P9"/>
      <text:p text:style-name="P10"><text:a xlink:type="simple" xlink:href="https://www.regjeringen.no/no/aktuelt/koding-blir-valgfag-pa-ungdomsskolen/id2435271/" text:style-name="Internet_20_link" text:visited-style-name="Visited_20_Internet_20_Link"><text:span text:style-name="T4">https://www.regjeringen.no/no/aktuelt/koding-blir-valgfag-pa-ungdomsskolen/id2435271/</text:span></text:a><text:span text:style-name="T4"> («</text:span>Koding blir valgfag på ungdomsskolen<text:span text:style-name="T4">»)</text:span></text:p>
      <text:p text:style-name="P10"/>
      <text:p text:style-name="P11"><text:a xlink:type="simple" xlink:href="https://iktsenteret.no/ressurser/notat-koding-i-skolen" text:style-name="Internet_20_link" text:visited-style-name="Visited_20_Internet_20_Link">https://iktsenteret.no/ressurser/notat-koding-i-skolen</text:a> («Notat: Koding i skolen»)</text:p>
      <text:p text:style-name="P11"/>
      <text:p text:style-name="P11"><text:a xlink:type="simple" xlink:href="http://www.digi.no/kommentarer/2015/12/10/papirministeren-ma-fa-koding-inn-pa-timeplan.-if-or-else" text:style-name="Internet_20_link" text:visited-style-name="Visited_20_Internet_20_Link">http://www.digi.no/kommentarer/2015/12/10/papirministeren-ma-fa-koding-inn-pa-timeplan.-if-or-else</text:a> («Papirministeren må få koding inn på timeplan. If, Or, Else»)</text:p>
      <text:p text:style-name="P11"/>
      <text:p text:style-name="P12"><text:a xlink:type="simple" xlink:href="http://www.vg.no/nyheter/meninger/data-og-nett/barn-utdannes-til-digitale-pensjonister/a/23492402/" text:style-name="Internet_20_link" text:visited-style-name="Visited_20_Internet_20_Link">http://www.vg.no/nyheter/meninger/data-og-nett/barn-utdannes-til-digitale-pensjonister/a/23492402/</text:a> («Barn utdannes til digitale pensjonister»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pperplate Gothic Light" svg:font-family="'Copperplate Gothic Light'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nb" fo:country="NO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nb" fo:country="NO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opperplate Gothic Light" fo:font-family="'Copperplate Gothic Light'" style:font-family-generic="swiss" fo:font-size="20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SungtiL GB" style:font-family-asian="'AR PL SungtiL GB'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ers Bolt-Evensen</meta:initial-creator>
    <meta:creation-date>2016-02-17T13:51:06.640033037</meta:creation-date>
    <dc:date>2016-02-18T13:40:13.161778804</dc:date>
    <dc:creator>Anders Bolt-Evensen</dc:creator>
    <meta:editing-duration>PT32M28S</meta:editing-duration>
    <meta:editing-cycles>7</meta:editing-cycles>
    <meta:generator>LibreOffice/5.0.4.2$FreeBSD_X86_64 LibreOffice_project/00m0$Build-2</meta:generator>
    <meta:document-statistic meta:table-count="0" meta:image-count="0" meta:object-count="0" meta:page-count="1" meta:paragraph-count="13" meta:word-count="117" meta:character-count="1723" meta:non-whitespace-character-count="1617"/>
  </office:meta>
</office:document-meta>
</file>